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0ec1" officeooo:paragraph-rsid="00060ec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0ec1" officeooo:paragraph-rsid="00060ec1" style:font-weight-asian="bold" style:font-weight-complex="bold"/>
    </style:style>
    <style:style style:name="P3" style:family="paragraph" style:parent-style-name="Standard">
      <style:text-properties officeooo:rsid="00070f1e" officeooo:paragraph-rsid="00070f1e"/>
    </style:style>
    <style:style style:name="P4" style:family="paragraph" style:parent-style-name="Standard">
      <style:text-properties officeooo:rsid="00070f1e" officeooo:paragraph-rsid="0009607d"/>
    </style:style>
    <style:style style:name="P5" style:family="paragraph" style:parent-style-name="Standard">
      <style:text-properties officeooo:rsid="00072d72" officeooo:paragraph-rsid="0009607d"/>
    </style:style>
    <style:style style:name="T1" style:family="text">
      <style:text-properties officeooo:rsid="00070f1e"/>
    </style:style>
    <style:style style:name="T2" style:family="text">
      <style:text-properties officeooo:rsid="00072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GoMatrixHosting User Manual</text:p>
      <text:p text:style-name="P1"/>
      <text:p text:style-name="P3">Page <text:tab/>– Content</text:p>
      <text:p text:style-name="P3"/>
      <text:p text:style-name="P3">0 <text:tab/>– Provision Stage with MemberPress.</text:p>
      <text:p text:style-name="P3">1 <text:tab/>– Provision Stage with ‘Bring your own’ server.</text:p>
      <text:p text:style-name="P4">2<text:tab/>– Deploy/Update a Server</text:p>
      <text:p text:style-name="P4">3<text:tab/>– Start/Restart/Stop all Services</text:p>
      <text:p text:style-name="P4">4<text:tab/>– Configure Element</text:p>
      <text:p text:style-name="P4">5<text:tab/>– Configure Jitsi</text:p>
      <text:p text:style-name="P4">6<text:tab/>– Configure Ma1sd</text:p>
      <text:p text:style-name="P4">7<text:tab/>– Configure Synapse</text:p>
      <text:p text:style-name="P5">8<text:tab/><text:span text:style-name="T1">– </text:span>Set up ReCaptcha</text:p>
      <text:p text:style-name="P4"><text:span text:style-name="T2">9</text:span><text:tab/>– Configure Website + Access Backup</text:p>
      <text:p text:style-name="P4"><text:span text:style-name="T2">10</text:span><text:tab/>– Create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1:27:30.198514008</meta:creation-date>
    <dc:date>2020-12-15T11:53:21.394415309</dc:date>
    <meta:editing-duration>PT25M51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51" meta:character-count="344" meta:non-whitespace-character-count="291"/>
  </office:meta>
</office:document-meta>
</file>